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Preformatted_20_Text" style:list-style-name="L25"/>
    <style:style style:name="P4" style:family="paragraph" style:parent-style-name="Preformatted_20_Text" style:list-style-name="L27"/>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5">
      <style:paragraph-properties fo:margin-top="0in" fo:margin-bottom="0in" style:contextual-spacing="false"/>
    </style:style>
    <style:style style:name="P9" style:family="paragraph" style:parent-style-name="Text_20_body" style:list-style-name="L6">
      <style:paragraph-properties fo:margin-top="0in" fo:margin-bottom="0in" style:contextual-spacing="false"/>
    </style:style>
    <style:style style:name="P10" style:family="paragraph" style:parent-style-name="Text_20_body" style:list-style-name="L7">
      <style:paragraph-properties fo:margin-top="0in" fo:margin-bottom="0in" style:contextual-spacing="false"/>
    </style:style>
    <style:style style:name="P11" style:family="paragraph" style:parent-style-name="Text_20_body" style:list-style-name="L8">
      <style:paragraph-properties fo:margin-top="0in" fo:margin-bottom="0in" style:contextual-spacing="false"/>
    </style:style>
    <style:style style:name="P12" style:family="paragraph" style:parent-style-name="Text_20_body" style:list-style-name="L9">
      <style:paragraph-properties fo:margin-top="0in" fo:margin-bottom="0in" style:contextual-spacing="false"/>
    </style:style>
    <style:style style:name="P13" style:family="paragraph" style:parent-style-name="Text_20_body" style:list-style-name="L10">
      <style:paragraph-properties fo:margin-top="0in" fo:margin-bottom="0in" style:contextual-spacing="false"/>
    </style:style>
    <style:style style:name="P14" style:family="paragraph" style:parent-style-name="Text_20_body" style:list-style-name="L12">
      <style:paragraph-properties fo:margin-top="0in" fo:margin-bottom="0in" style:contextual-spacing="false"/>
    </style:style>
    <style:style style:name="P15" style:family="paragraph" style:parent-style-name="Text_20_body" style:list-style-name="L13">
      <style:paragraph-properties fo:margin-top="0in" fo:margin-bottom="0in" style:contextual-spacing="false"/>
    </style:style>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paragraph-properties fo:margin-top="0in" fo:margin-bottom="0in" style:contextual-spacing="false"/>
    </style:style>
    <style:style style:name="P21" style:family="paragraph" style:parent-style-name="Text_20_body" style:list-style-name="L19">
      <style:paragraph-properties fo:margin-top="0in" fo:margin-bottom="0in" style:contextual-spacing="false"/>
    </style:style>
    <style:style style:name="P22" style:family="paragraph" style:parent-style-name="Text_20_body" style:list-style-name="L20">
      <style:paragraph-properties fo:margin-top="0in" fo:margin-bottom="0in" style:contextual-spacing="false"/>
    </style:style>
    <style:style style:name="P23" style:family="paragraph" style:parent-style-name="Text_20_body" style:list-style-name="L21">
      <style:paragraph-properties fo:margin-top="0in" fo:margin-bottom="0in" style:contextual-spacing="false"/>
    </style:style>
    <style:style style:name="P24" style:family="paragraph" style:parent-style-name="Text_20_body" style:list-style-name="L22">
      <style:paragraph-properties fo:margin-top="0in" fo:margin-bottom="0in" style:contextual-spacing="false"/>
    </style:style>
    <style:style style:name="P25" style:family="paragraph" style:parent-style-name="Text_20_body" style:list-style-name="L23"/>
    <style:style style:name="P26" style:family="paragraph" style:parent-style-name="Text_20_body" style:list-style-name="L24">
      <style:paragraph-properties fo:margin-top="0in" fo:margin-bottom="0in" style:contextual-spacing="false"/>
    </style:style>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7">
      <style:text-properties fo:font-weight="bold" style:font-weight-asian="bold" style:font-weight-complex="bold"/>
    </style:style>
    <style:style style:name="P31" style:family="paragraph" style:parent-style-name="Text_20_body" style:list-style-name="L28">
      <style:paragraph-properties fo:margin-top="0in" fo:margin-bottom="0in" style:contextual-spacing="false"/>
    </style:style>
    <style:style style:name="P32" style:family="paragraph" style:parent-style-name="Text_20_body" style:list-style-name="L29"/>
    <style:style style:name="P33" style:family="paragraph" style:parent-style-name="Text_20_body" style:list-style-name="L30"/>
    <style:style style:name="P34" style:family="paragraph" style:parent-style-name="Text_20_body" style:list-style-name="L31"/>
    <style:style style:name="P35" style:family="paragraph" style:parent-style-name="Text_20_body" style:list-style-name="L32">
      <style:paragraph-properties fo:margin-top="0in" fo:margin-bottom="0in" style:contextual-spacing="false"/>
    </style:style>
    <style:style style:name="P36" style:family="paragraph" style:parent-style-name="Text_20_body" style:list-style-name="L33"/>
    <style:style style:name="P37" style:family="paragraph" style:parent-style-name="Text_20_body" style:list-style-name="L34"/>
    <style:style style:name="P38" style:family="paragraph" style:parent-style-name="Text_20_body" style:list-style-name="L35">
      <style:paragraph-properties fo:margin-top="0in" fo:margin-bottom="0in" style:contextual-spacing="false"/>
    </style:style>
    <style:style style:name="P39" style:family="paragraph" style:parent-style-name="Text_20_body" style:list-style-name="L36">
      <style:paragraph-properties fo:margin-top="0in" fo:margin-bottom="0in" style:contextual-spacing="false"/>
    </style:style>
    <style:style style:name="P40" style:family="paragraph" style:parent-style-name="Text_20_body" style:list-style-name="L37">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optimizing-your-webserver-performance"/>Optimizing Your Webserver Performance<text:bookmark-end text:name="optimizing-your-webserver-performance"/></text:h>
      <text:h text:style-name="Heading_20_2" text:outline-level="2"><text:bookmark-start text:name="introduction"/>Introduction<text:bookmark-end text:name="introduction"/></text:h>
      <text:h text:style-name="Heading_20_3" text:outline-level="3"><text:bookmark-start text:name="understanding-bottlenecks"/>Understanding Bottlenecks<text:bookmark-end text:name="understanding-bottlenecks"/></text:h>
      <text:p text:style-name="First_20_paragraph">Think of your server like a system of pipes carrying water to your website visitors. If one section of the pipe is much narrower than the others, it doesn't matter how wide the other sections are – the flow will always be restricted by that narrow part. This narrow part is what we call a bottleneck in server performance.</text:p>
      <text:p text:style-name="Text_20_body">In your server, common bottlenecks can be:</text:p>
      <text:list xml:id="list2690022284" text:style-name="L12">
        <text:list-item>
          <text:p text:style-name="P14"><text:span text:style-name="T1">CPU (Central Processing Unit)</text:span>: The brain of your server. If it's constantly working at 100%, it can't process requests quickly enough.</text:p>
        </text:list-item>
        <text:list-item>
          <text:p text:style-name="P14"><text:span text:style-name="T1">RAM (Random Access Memory)</text:span>: Your server's short-term memory. If it runs out, the server has to use slower disk space, slowing things down.</text:p>
        </text:list-item>
        <text:list-item>
          <text:p text:style-name="P14"><text:span text:style-name="T1">Disk I/O (Input/Output)</text:span>: The speed at which your server can read and write data to its storage. Slow disks can cause delays when serving files or accessing databases.</text:p>
        </text:list-item>
        <text:list-item>
          <text:p text:style-name="P14"><text:span text:style-name="T1">Network</text:span>: The connection between your server and the internet. A slow or congested network can prevent your server from sending data to users quickly.</text:p>
        </text:list-item>
      </text:list>
      <text:p text:style-name="First_20_paragraph">Identifying these bottlenecks is the first crucial step in optimization. Once you know where the restriction is, you can focus your efforts on widening that part of the "pipe."</text:p>
      <text:h text:style-name="Heading_20_3" text:outline-level="3"><text:bookmark-start text:name="identifying-bottlenecks"/>Identifying Bottlenecks<text:bookmark-end text:name="identifying-bottlenecks"/></text:h>
      <text:p text:style-name="First_20_paragraph">Here are a few essential tools you'll use frequently to identify bottlenecks:</text:p>
      <text:list xml:id="list1037406954" text:style-name="L13">
        <text:list-item>
          <text:p text:style-name="P15"><text:span text:style-name="Source_5f_Text">top</text:span>: This command provides a real-time view of the processes running on your system, showing CPU and memory usage. It's like looking at the dashboard of your server to see what's consuming the most resources.</text:p>
        </text:list-item>
        <text:list-item>
          <text:p text:style-name="P15"><text:span text:style-name="Source_5f_Text">htop</text:span>: A more user-friendly and visually enhanced version of <text:span text:style-name="Source_5f_Text">top</text:span>. You might need to install it first using <text:span text:style-name="Source_5f_Text">sudo apt update &amp;&amp; sudo apt install htop</text:span>. It makes it easier to read and manage processes.</text:p>
        </text:list-item>
        <text:list-item>
          <text:p text:style-name="P15"><text:span text:style-name="Source_5f_Text">vmstat</text:span>: This tool reports virtual memory statistics, but it also gives you information about CPU usage, memory, swapping, and I/O. It provides a snapshot of your system's overall resource utilization.</text:p>
        </text:list-item>
        <text:list-item>
          <text:p text:style-name="P15"><text:span text:style-name="Source_5f_Text">iostat</text:span>: Specifically focused on disk I/O statistics. It shows you how busy your server's disks are with read and write operations. This is crucial for identifying disk bottlenecks.</text:p>
        </text:list-item>
        <text:list-item>
          <text:p text:style-name="P15"><text:span text:style-name="Source_5f_Text">netstat</text:span> <text:span text:style-name="T1">or</text:span> <text:span text:style-name="Source_5f_Text">ss</text:span>: These commands display network connections, listening ports, Ethernet statistics, the routing table, MAC protocol statistics, and much more. They help you understand network traffic and identify potential network-related issues. The <text:span text:style-name="Source_5f_Text">ss</text:span> command is generally recommended as a more modern replacement for <text:span text:style-name="Source_5f_Text">netstat</text:span>.</text:p>
        </text:list-item>
      </text:list>
      <text:p text:style-name="First_20_paragraph"><text:soft-page-break/>When you run these commands, you'll see various columns of information. For now, let's focus on a few key indicators:</text:p>
      <text:list xml:id="list2261118269" text:style-name="L14">
        <text:list-item>
          <text:p text:style-name="P16">For <text:span text:style-name="T1">CPU</text:span>, in <text:span text:style-name="Source_5f_Text">top</text:span> or <text:span text:style-name="Source_5f_Text">htop</text:span>, look at the <text:span text:style-name="Source_5f_Text">%Cpu(s)</text:span> line, particularly the <text:span text:style-name="Source_5f_Text">%us</text:span> (user space CPU usage) and <text:span text:style-name="Source_5f_Text">%sy</text:span> (system space CPU usage). High values here suggest the CPU might be a bottleneck. In <text:span text:style-name="Source_5f_Text">vmstat</text:span>, look at the <text:span text:style-name="Source_5f_Text">us</text:span> and <text:span text:style-name="Source_5f_Text">sy</text:span> columns.</text:p>
        </text:list-item>
        <text:list-item>
          <text:p text:style-name="P16">For <text:span text:style-name="T1">RAM</text:span>, in <text:span text:style-name="Source_5f_Text">top</text:span> or <text:span text:style-name="Source_5f_Text">htop</text:span>, look at the <text:span text:style-name="Source_5f_Text">Mem</text:span> section, especially <text:span text:style-name="Source_5f_Text">used</text:span> and <text:span text:style-name="Source_5f_Text">free</text:span>. If <text:span text:style-name="Source_5f_Text">free</text:span> is consistently very low and <text:span text:style-name="Source_5f_Text">swpd</text:span> (swap used) is high, it indicates memory pressure. In <text:span text:style-name="Source_5f_Text">vmstat</text:span>, check the <text:span text:style-name="Source_5f_Text">swin</text:span> and <text:span text:style-name="Source_5f_Text">swout</text:span> columns, which show how much data is being swapped in and out of memory. High values here also suggest a RAM issue.</text:p>
        </text:list-item>
        <text:list-item>
          <text:p text:style-name="P16">For <text:span text:style-name="T1">Disk I/O</text:span>, run <text:span text:style-name="Source_5f_Text">iostat</text:span>. Look at the <text:span text:style-name="Source_5f_Text">%util</text:span> column for your disk devices (like <text:span text:style-name="Source_5f_Text">sda</text:span>). A value close to 100% indicates that the disk is very busy and could be a bottleneck.</text:p>
        </text:list-item>
        <text:list-item>
          <text:p text:style-name="P16">For <text:span text:style-name="T1">Network</text:span>, using <text:span text:style-name="Source_5f_Text">netstat -i</text:span> or <text:span text:style-name="Source_5f_Text">ss -s</text:span>, you can look at the number of packets being transmitted and received, as well as any errors. High error counts might indicate a network issue.</text:p>
        </text:list-item>
      </text:list>
      <text:p text:style-name="First_20_paragraph">Don't worry about memorizing all the details right now. The key is to understand that these tools give you a window into your server's resource usage. We'll delve deeper into interpreting their output as we encounter specific optimization techniques.</text:p>
      <text:h text:style-name="Heading_20_2" text:outline-level="2"><text:bookmark-start text:name="optimizing-web-server-configuration-nginxapache"/>Optimizing Web Server Configuration (Nginx/Apache)<text:bookmark-end text:name="optimizing-web-server-configuration-nginxapache"/></text:h>
      <text:p text:style-name="First_20_paragraph">Think of your web server as the main traffic controller for your website. Its configuration dictates how many incoming requests it can handle simultaneously, how long it keeps connections open, and how it delivers content. Optimizing this configuration is like adjusting the traffic light timings and the number of lanes on a highway to ensure smooth flow and prevent congestion.</text:p>
      <text:p text:style-name="Text_20_body">Key areas we'll touch upon in web server configuration optimization include:</text:p>
      <text:list xml:id="list3005499741" text:style-name="L15">
        <text:list-item>
          <text:p text:style-name="P17"><text:span text:style-name="T1">Worker Processes/Threads</text:span>: These are the actual processes or threads that handle incoming client requests. Configuring the right number is crucial for balancing resource usage and concurrency. Too few, and requests will queue up; too many, and you might exhaust your server's resources.</text:p>
        </text:list-item>
        <text:list-item>
          <text:p text:style-name="P17"><text:span text:style-name="T1">Connection Handling</text:span>: How the server manages active connections from users. Efficiently managing these connections can significantly impact performance.</text:p>
        </text:list-item>
        <text:list-item>
          <text:p text:style-name="P17"><text:span text:style-name="T1">Caching</text:span>: Configuring the server to store frequently accessed data in memory so it can be served faster on subsequent requests. This reduces the load on the server and improves response times.</text:p>
        </text:list-item>
        <text:list-item>
          <text:p text:style-name="P17"><text:span text:style-name="T1">Compression</text:span>: Enabling techniques like Gzip or Brotli to compress the size of the web pages and other assets sent to the user's browser, reducing bandwidth usage and improving loading speed.</text:p>
        </text:list-item>
        <text:list-item>
          <text:p text:style-name="P17"><text:soft-page-break/><text:span text:style-name="T1">HTTP Headers</text:span>: Setting appropriate HTTP headers to control browser caching behavior and improve overall efficiency.</text:p>
        </text:list-item>
      </text:list>
      <text:h text:style-name="Heading_20_3" text:outline-level="3"><text:bookmark-start text:name="optimizing-nginx-configuration"/>Optimizing Nginx Configuration<text:bookmark-end text:name="optimizing-nginx-configuration"/></text:h>
      <text:p text:style-name="First_20_paragraph">Think of Nginx as a highly efficient event-driven traffic controller. It's designed to handle a large number of concurrent connections with minimal resource usage. Here are some important configuration directives you'll find in its main configuration file (usually nginx.conf):</text:p>
      <text:list xml:id="list3471021604" text:style-name="L16">
        <text:list-item>
          <text:p text:style-name="P18"><text:span text:style-name="Source_5f_Text">worker_processes</text:span>: This directive sets the number of worker processes that Nginx will spawn. Each worker process can handle multiple connections. A common recommendation is to set this to the number of CPU cores you have. It's like having one efficient traffic officer for each major intersection.</text:p>
        </text:list-item>
        <text:list-item>
          <text:p text:style-name="P18"><text:span text:style-name="Source_5f_Text">worker_connections</text:span>: This directive defines the maximum number of simultaneous connections that each worker process can handle. The total number of connections your Nginx server can handle will be <text:span text:style-name="Source_5f_Text">worker_processes</text:span> multiplied by <text:span text:style-name="Source_5f_Text">worker_connections</text:span>. You'll need to adjust this based on your server's resources and expected traffic. It's like determining the maximum number of cars each traffic lane can manage at any given time.</text:p>
        </text:list-item>
        <text:list-item>
          <text:p text:style-name="P18"><text:span text:style-name="T1">Caching Settings</text:span>: Nginx has various caching mechanisms. You can configure it to cache static content in memory for faster delivery. For dynamic content, you might use a separate caching layer like Varnish or Redis, but Nginx can be configured to interact with these. Think of caching as keeping frequently requested items closer at hand so you don't have to fetch them from the main storage every time.</text:p>
        </text:list-item>
      </text:list>
      <text:h text:style-name="Heading_20_3" text:outline-level="3"><text:bookmark-start text:name="optimizing-apache-configuration"/>Optimizing Apache Configuration<text:bookmark-end text:name="optimizing-apache-configuration"/></text:h>
      <text:p text:style-name="First_20_paragraph">Apache, on the other hand, traditionally uses a process-based or thread-based model. Each connection often corresponds to a separate process or thread. Here are some key directives in its main configuration file (usually <text:span text:style-name="Source_5f_Text">httpd.conf</text:span> or within the <text:span text:style-name="Source_5f_Text">mpm</text:span> configuration files):</text:p>
      <text:list xml:id="list50552327" text:style-name="L17">
        <text:list-item>
          <text:p text:style-name="P19"><text:span text:style-name="Source_5f_Text">KeepAlive</text:span>: This directive allows persistent connections, meaning a client can send multiple requests over the same TCP connection. Keeping this <text:span text:style-name="Source_5f_Text">On</text:span> can reduce the overhead of establishing new connections for each request. It's like keeping a phone line open for multiple questions instead of hanging up and redialing for each one.</text:p>
        </text:list-item>
        <text:list-item>
          <text:p text:style-name="P19"><text:span text:style-name="Source_5f_Text">MaxRequestWorkers</text:span> <text:span text:style-name="T1">(in</text:span> <text:span text:style-name="Source_5f_Text">mpm_prefork</text:span><text:span text:style-name="T1">) or</text:span> <text:span text:style-name="Source_5f_Text">MaxClients</text:span> <text:span text:style-name="T1">(in older versions)</text:span>: This directive sets the maximum number of worker processes or threads that Apache will spawn to handle incoming requests. Similar to Nginx's <text:span text:style-name="Source_5f_Text">worker_processes</text:span>, you need to tune this based on your server's resources.</text:p>
        </text:list-item>
        <text:list-item>
          <text:p text:style-name="P19"><text:span text:style-name="Source_5f_Text">ThreadsPerChild</text:span> <text:span text:style-name="T1">and StartServers (in</text:span> <text:span text:style-name="Source_5f_Text">mpm_worker</text:span> <text:span text:style-name="T1">or</text:span> <text:span text:style-name="Source_5f_Text">mpm_event</text:span><text:span text:style-name="T1">)</text:span>: These directives control the number of threads each child process creates and the number of child processes to start. These models are more memory-efficient than <text:span text:style-name="Source_5f_Text">prefork</text:span> under high <text:soft-page-break/>load.</text:p>
        </text:list-item>
        <text:list-item>
          <text:p text:style-name="P19"><text:span text:style-name="Source_5f_Text">Timeout</text:span>: This directive sets the number of seconds Apache will wait for certain events, such as receiving a request or sending a response. Setting this too high can tie up server resources unnecessarily if clients are slow or have connection issues.</text:p>
        </text:list-item>
      </text:list>
      <text:p text:style-name="First_20_paragraph">It's important to note that the optimal values for these directives depend heavily on your server's hardware (CPU, RAM), the nature of your website's traffic, and the types of content you're serving. There's no one-size-fits-all answer, and you'll likely need to monitor your server's performance after making changes and adjust accordingly.</text:p>
      <text:h text:style-name="Heading_20_3" text:outline-level="3"><text:bookmark-start text:name="enabling-compression"/>Enabling Compression<text:bookmark-end text:name="enabling-compression"/></text:h>
      <text:p text:style-name="First_20_paragraph">Think about it like this: when you're sending a large document over email, you often zip it first to make the file size smaller and faster to transmit. The same principle applies to your web server sending web pages and other assets to your users' browsers.</text:p>
      <text:p text:style-name="Text_20_body"><text:span text:style-name="T1">Compression</text:span>, specifically using algorithms like Gzip or Brotli, reduces the size of the HTTP response sent by your server. This means less data needs to be transferred over the network, resulting in:</text:p>
      <text:list xml:id="list3710515506" text:style-name="L18">
        <text:list-item>
          <text:p text:style-name="P20"><text:span text:style-name="T1">Faster loading times</text:span>: Browsers receive and render the content quicker.</text:p>
        </text:list-item>
        <text:list-item>
          <text:p text:style-name="P20"><text:span text:style-name="T1">Reduced bandwidth usage</text:span>: This can save you money on hosting costs, especially if you have high traffic.</text:p>
        </text:list-item>
        <text:list-item>
          <text:p text:style-name="P20"><text:span text:style-name="T1">Improved user experience</text:span>: Faster websites generally lead to happier visitors.</text:p>
        </text:list-item>
      </text:list>
      <text:h text:style-name="Heading_20_4" text:outline-level="4"><text:bookmark-start text:name="configuring-compression-in-nginx"/>Configuring Compression in Nginx<text:bookmark-end text:name="configuring-compression-in-nginx"/></text:h>
      <text:p text:style-name="First_20_paragraph">In Nginx, you typically configure compression within the <text:span text:style-name="Source_5f_Text">http</text:span>, <text:span text:style-name="Source_5f_Text">server</text:span>, or <text:span text:style-name="Source_5f_Text">location</text:span> blocks of your <text:span text:style-name="Source_5f_Text">nginx.conf</text:span> file. Here are some common directives:</text:p>
      <text:p text:style-name="Preformatted_20_Text">gzip on;</text:p>
      <text:p text:style-name="Preformatted_20_Text">gzip_types text/plain text/css application/javascript application/json application/xml application/rss+xml image/svg+xml;</text:p>
      <text:p text:style-name="Preformatted_20_Text">gzip_comp_level 6; # A value between 1 (fastest, least compression) and 9 (slowest, best compression)</text:p>
      <text:p text:style-name="Preformatted_20_Text">gzip_min_length 1000; # Only compress responses larger than 1000 bytes</text:p>
      <text:p text:style-name="Preformatted_20_Text">gzip_vary on; # Tells proxies to cache different versions based on the Accept-Encoding header</text:p>
      <text:list xml:id="list405829594" text:style-name="L19">
        <text:list-item>
          <text:p text:style-name="P21"><text:span text:style-name="Source_5f_Text">gzip on;</text:span>: This enables Gzip compression.</text:p>
        </text:list-item>
        <text:list-item>
          <text:p text:style-name="P21"><text:span text:style-name="Source_5f_Text">gzip_types</text:span>: This specifies the MIME types of content that should be compressed. It's generally a good idea to compress text-based formats.</text:p>
        </text:list-item>
        <text:list-item>
          <text:p text:style-name="P21"><text:span text:style-name="Source_5f_Text">gzip_comp_level</text:span>: This controls the compression level. A higher level offers better compression but requires more CPU resources. A level of 6 is usually a good balance.</text:p>
        </text:list-item>
        <text:list-item>
          <text:p text:style-name="P21"><text:span text:style-name="Source_5f_Text">gzip_min_length</text:span>: This sets the minimum size of a response that will be compressed. Compressing very small files might not be worth the CPU overhead.</text:p>
        </text:list-item>
        <text:list-item>
          <text:p text:style-name="P21"><text:span text:style-name="Source_5f_Text">gzip_vary on;</text:span>: This is important for proxy servers. It tells them that different versions of the same resource might exist depending on whether the client accepts gzip encoding.</text:p>
        </text:list-item>
      </text:list>
      <text:h text:style-name="Heading_20_4" text:outline-level="4"><text:bookmark-start text:name="configuring-compression-in-apache"/><text:soft-page-break/>Configuring Compression in Apache<text:bookmark-end text:name="configuring-compression-in-apache"/></text:h>
      <text:p text:style-name="First_20_paragraph">In Apache, you'd typically use the <text:span text:style-name="Source_5f_Text">mod_deflate</text:span> module to enable compression. You'll need to ensure this module is enabled (you can check using <text:span text:style-name="Source_5f_Text">apache2ctl -M | grep deflate</text:span> or <text:span text:style-name="Source_5f_Text">httpd -M | grep deflate</text:span>). Then, you can configure it in your <text:span text:style-name="Source_5f_Text">httpd.conf</text:span> file or within your virtual host configuration:</text:p>
      <text:p text:style-name="Preformatted_20_Text"><text:span text:style-name="FunctionTok">&lt;IfModule</text:span><text:span text:style-name="AttributeTok"> mod_deflate.c</text:span><text:span text:style-name="FunctionTok">&gt;</text:span> </text:p>
      <text:p text:style-name="Preformatted_20_Text"><text:span text:style-name="NormalTok"><text:s text:c="4"/>AddOutputFilterByType</text:span><text:span text:style-name="StringTok"> DEFLATE text/plain text/css application/javascript application/json application/xml application/rss+xml image/svg+xml</text:span> </text:p>
      <text:p text:style-name="Preformatted_20_Text"/>
      <text:p text:style-name="Preformatted_20_Text"><text:span text:style-name="NormalTok"><text:s text:c="4"/></text:span><text:span text:style-name="CommentTok"># Compression level (1-9)</text:span> </text:p>
      <text:p text:style-name="Preformatted_20_Text"><text:span text:style-name="NormalTok"><text:s text:c="4"/></text:span><text:span text:style-name="ExtensionTok">DeflateCompressionLevel</text:span><text:span text:style-name="CharTok"> </text:span><text:span text:style-name="FloatTok">6</text:span> </text:p>
      <text:p text:style-name="Preformatted_20_Text"/>
      <text:p text:style-name="Preformatted_20_Text"><text:span text:style-name="NormalTok"><text:s text:c="4"/></text:span><text:span text:style-name="CommentTok"># Only compress if the response is larger than this size</text:span> </text:p>
      <text:p text:style-name="Preformatted_20_Text"><text:span text:style-name="NormalTok"><text:s text:c="4"/>DeflateMinRatio 1</text:span> </text:p>
      <text:p text:style-name="Preformatted_20_Text"/>
      <text:p text:style-name="Preformatted_20_Text"><text:span text:style-name="NormalTok"><text:s text:c="4"/></text:span><text:span text:style-name="CommentTok"># Set the Vary: Accept-Encoding header</text:span> </text:p>
      <text:p text:style-name="Preformatted_20_Text"><text:span text:style-name="NormalTok"><text:s text:c="4"/>Header</text:span><text:span text:style-name="StringTok"> append Vary Accept-Encoding</text:span> </text:p>
      <text:p text:style-name="Preformatted_20_Text"><text:span text:style-name="FunctionTok">&lt;/IfModule&gt;</text:span> </text:p>
      <text:list xml:id="list2909151300" text:style-name="L20">
        <text:list-item>
          <text:p text:style-name="P22"><text:span text:style-name="Source_5f_Text">&lt;IfModule mod_deflate.c&gt;</text:span>: This ensures the directives are only processed if the <text:span text:style-name="Source_5f_Text">mod_deflate</text:span> module is loaded.</text:p>
        </text:list-item>
        <text:list-item>
          <text:p text:style-name="P22"><text:span text:style-name="Source_5f_Text">AddOutputFilterByType DEFLATE ...</text:span>: This specifies the MIME types to compress.</text:p>
        </text:list-item>
        <text:list-item>
          <text:p text:style-name="P22"><text:span text:style-name="Source_5f_Text">DeflateCompressionLevel</text:span>: Similar to Nginx's <text:span text:style-name="Source_5f_Text">gzip_comp_level</text:span>, this sets the compression level.</text:p>
        </text:list-item>
        <text:list-item>
          <text:p text:style-name="P22"><text:span text:style-name="Source_5f_Text">DeflateMinRatio</text:span>: This directive is a bit different; it compresses responses only if the compression ratio is above a certain value. <text:span text:style-name="Source_5f_Text">DeflateMinRatio 1</text:span> essentially compresses everything of the specified types.</text:p>
        </text:list-item>
        <text:list-item>
          <text:p text:style-name="P22"><text:span text:style-name="Source_5f_Text">Header append Vary Accept-Encoding</text:span>: This sets the <text:span text:style-name="Source_5f_Text">Vary</text:span> header, similar to Nginx's <text:span text:style-name="Source_5f_Text">gzip_vary on</text:span>.</text:p>
        </text:list-item>
      </text:list>
      <text:p text:style-name="First_20_paragraph">After making these changes in either Nginx or Apache, you'll need to reload the web server configuration for the changes to take effect (e.g., <text:span text:style-name="Source_5f_Text">sudo systemctl reload nginx</text:span> or <text:span text:style-name="Source_5f_Text">sudo systemctl reload apache2</text:span>).</text:p>
      <text:h text:style-name="Heading_20_3" text:outline-level="3"><text:bookmark-start text:name="browser-caching"/>Browser Caching<text:bookmark-end text:name="browser-caching"/></text:h>
      <text:p text:style-name="First_20_paragraph">Let's talk about <text:span text:style-name="T1">browser caching</text:span>. Think of it as giving your website visitors a little "memory" of your site. When their browser visits your site for the first time, it downloads all the necessary files (HTML, CSS, JavaScript, images, etc.). With proper caching, on subsequent visits, the browser can often load these files from its local storage (the cache) instead of having to request them from your server again.</text:p>
      <text:p text:style-name="Text_20_body">This has several benefits:</text:p>
      <text:list xml:id="list2392486093" text:style-name="L21">
        <text:list-item>
          <text:p text:style-name="P23"><text:span text:style-name="T1">Faster page loads for returning visitors</text:span>: This significantly improves their experience.</text:p>
        </text:list-item>
        <text:list-item>
          <text:p text:style-name="P23"><text:span text:style-name="T1">Reduced server load</text:span>: Your server doesn't have to serve the same static files repeatedly, saving resources.</text:p>
        </text:list-item>
        <text:list-item>
          <text:p text:style-name="P23"><text:span text:style-name="T1">Lower bandwidth consumption</text:span>: Less data needs to be transferred.</text:p>
        </text:list-item>
      </text:list>
      <text:p text:style-name="First_20_paragraph"><text:soft-page-break/>You configure browser caching by setting specific <text:span text:style-name="T1">HTTP headers</text:span> in your web server's response. The two most important headers for this are <text:span text:style-name="Source_5f_Text">Cache-Control</text:span> and <text:span text:style-name="Source_5f_Text">Expires</text:span>.</text:p>
      <text:h text:style-name="Heading_20_4" text:outline-level="4"><text:bookmark-start text:name="cache-control-header"/><text:span text:style-name="Source_5f_Text">Cache-Control</text:span> Header<text:bookmark-end text:name="cache-control-header"/></text:h>
      <text:p text:style-name="First_20_paragraph">This is a more modern and flexible header that allows you to specify various caching directives. Some common directives include:</text:p>
      <text:list xml:id="list2201780118" text:style-name="L22">
        <text:list-item>
          <text:p text:style-name="P24"><text:span text:style-name="Source_5f_Text">public</text:span>: Allows caching by intermediate proxies and the browser.</text:p>
        </text:list-item>
        <text:list-item>
          <text:p text:style-name="P24"><text:span text:style-name="Source_5f_Text">private</text:span>: Allows caching only by the user's browser. Use this for user-specific content.</text:p>
        </text:list-item>
        <text:list-item>
          <text:p text:style-name="P24"><text:span text:style-name="Source_5f_Text">no-cache</text:span>: Forces the browser to revalidate with the server before using a cached copy (it can still store it locally).</text:p>
        </text:list-item>
        <text:list-item>
          <text:p text:style-name="P24"><text:span text:style-name="Source_5f_Text">no-store</text:span>: Completely prevents caching.</text:p>
        </text:list-item>
        <text:list-item>
          <text:p text:style-name="P24"><text:span text:style-name="Source_5f_Text">max-age=&lt;seconds&gt;</text:span>: Specifies the maximum time (in seconds) the resource can be considered fresh.</text:p>
        </text:list-item>
        <text:list-item>
          <text:p text:style-name="P24"><text:span text:style-name="Source_5f_Text">s-maxage=&lt;seconds&gt;</text:span>: Similar to <text:span text:style-name="Source_5f_Text">max-age</text:span> but for shared caches (like CDNs).</text:p>
        </text:list-item>
      </text:list>
      <text:h text:style-name="Heading_20_5" text:outline-level="5"><text:bookmark-start text:name="example-of-setting-cache-control-in-nginx-within-a-location-block-for-static-files"/>Example of setting <text:span text:style-name="Source_5f_Text">Cache-Control</text:span> in Nginx within a <text:span text:style-name="Source_5f_Text">location</text:span> block for static files<text:bookmark-end text:name="example-of-setting-cache-control-in-nginx-within-a-location-block-for-static-files"/></text:h>
      <text:p text:style-name="Preformatted_20_Text">location ~* \.(js|css|png|jpg|jpeg|gif|svg|ico)$ {</text:p>
      <text:p text:style-name="Preformatted_20_Text"><text:s text:c="4"/>expires 30d;</text:p>
      <text:p text:style-name="Preformatted_20_Text"><text:s text:c="4"/>add_header Cache-Control "public, max-age=2592000";</text:p>
      <text:p text:style-name="Preformatted_20_Text">}</text:p>
      <text:p text:style-name="First_20_paragraph">This tells the browser and any intermediary caches that these static files are fresh for 30 days (2592000 seconds).</text:p>
      <text:h text:style-name="Heading_20_5" text:outline-level="5"><text:bookmark-start text:name="example-of-setting-cache-control-in-apache-within-a-directory-or-location-block-in-your-virtual-host-configuration"/>Example of setting <text:span text:style-name="Source_5f_Text">Cache-Control</text:span> in Apache within a <text:span text:style-name="Source_5f_Text">&lt;Directory&gt;</text:span> or <text:span text:style-name="Source_5f_Text">&lt;Location&gt;</text:span> block in your virtual host configuration<text:bookmark-end text:name="example-of-setting-cache-control-in-apache-within-a-directory-or-location-block-in-your-virtual-host-configuration"/></text:h>
      <text:p text:style-name="Preformatted_20_Text"><text:span text:style-name="FunctionTok">&lt;FilesMatch</text:span><text:span text:style-name="AttributeTok"> "\.(js|css|png|jpg|jpeg|gif|svg|ico)$"</text:span><text:span text:style-name="FunctionTok">&gt;</text:span> </text:p>
      <text:p text:style-name="Preformatted_20_Text"><text:span text:style-name="NormalTok"><text:s text:c="4"/>Header</text:span><text:span text:style-name="StringTok"> set Cache-Control "public, max-age=2592000"</text:span> </text:p>
      <text:p text:style-name="Preformatted_20_Text"><text:span text:style-name="FunctionTok">&lt;/FilesMatch&gt;</text:span> </text:p>
      <text:p text:style-name="First_20_paragraph">You might also see or use the <text:span text:style-name="Source_5f_Text">mod_expires</text:span> module in Apache, which provides a more concise way to set these headers based on file types.</text:p>
      <text:h text:style-name="Heading_20_4" text:outline-level="4"><text:bookmark-start text:name="expires-header"/><text:span text:style-name="Source_5f_Text">Expires</text:span> Header<text:bookmark-end text:name="expires-header"/></text:h>
      <text:p text:style-name="First_20_paragraph">This is an older header that specifies an absolute date/time after which the resource is considered stale. The <text:span text:style-name="Source_5f_Text">Cache-Control: max-age</text:span> directive is generally preferred because it uses a relative time, which avoids issues if the server's clock is out of sync with the client's.</text:p>
      <text:h text:style-name="Heading_20_5" text:outline-level="5"><text:bookmark-start text:name="example-of-setting-expires-in-nginx"/>Example of setting <text:span text:style-name="Source_5f_Text">Expires</text:span> in Nginx<text:bookmark-end text:name="example-of-setting-expires-in-nginx"/></text:h>
      <text:p text:style-name="Preformatted_20_Text">location ~* \.(js|css|png|jpg|jpeg|gif|svg|ico)$ {</text:p>
      <text:p text:style-name="Preformatted_20_Text"><text:s text:c="4"/>expires 30d;</text:p>
      <text:p text:style-name="Preformatted_20_Text">}</text:p>
      <text:h text:style-name="Heading_20_5" text:outline-level="5"><text:bookmark-start text:name="example-of-setting-expires-in-apache-using-mod_expires"/><text:soft-page-break/>Example of setting <text:span text:style-name="Source_5f_Text">Expires</text:span> in Apache using <text:span text:style-name="Source_5f_Text">mod_expires</text:span><text:bookmark-end text:name="example-of-setting-expires-in-apache-using-mod_expires"/></text:h>
      <text:p text:style-name="First_20_paragraph">First, ensure mod_expires is enabled. Then, in your configuration:</text:p>
      <text:p text:style-name="Preformatted_20_Text"><text:span text:style-name="FunctionTok">&lt;IfModule</text:span><text:span text:style-name="AttributeTok"> mod_expires.c</text:span><text:span text:style-name="FunctionTok">&gt;</text:span> </text:p>
      <text:p text:style-name="Preformatted_20_Text"><text:span text:style-name="NormalTok"><text:s text:c="4"/></text:span><text:span text:style-name="ExtensionTok">ExpiresActive</text:span><text:span text:style-name="CharTok"> </text:span><text:span text:style-name="KeywordTok">On</text:span> </text:p>
      <text:p text:style-name="Preformatted_20_Text"><text:span text:style-name="NormalTok"><text:s text:c="4"/>ExpiresByType</text:span><text:span text:style-name="StringTok"> application/javascript "access plus 30 days"</text:span> </text:p>
      <text:p text:style-name="Preformatted_20_Text"><text:span text:style-name="NormalTok"><text:s text:c="4"/>ExpiresByType</text:span><text:span text:style-name="StringTok"> text/css "access plus 30 days"</text:span> </text:p>
      <text:p text:style-name="Preformatted_20_Text"><text:span text:style-name="NormalTok"><text:s text:c="4"/>ExpiresByType</text:span><text:span text:style-name="StringTok"> image/png "access plus 30 days"</text:span> </text:p>
      <text:p text:style-name="Preformatted_20_Text"><text:span text:style-name="NormalTok"><text:s text:c="4"/></text:span><text:span text:style-name="CommentTok"># ... other image types</text:span> </text:p>
      <text:p text:style-name="Preformatted_20_Text"><text:span text:style-name="FunctionTok">&lt;/IfModule&gt;</text:span> </text:p>
      <text:p text:style-name="First_20_paragraph">By setting these headers appropriately, you tell browsers how long they can rely on their locally cached copies of your website's assets, leading to significant performance improvements for repeat visitors and reduced load on your server.</text:p>
      <text:h text:style-name="Heading_20_2" text:outline-level="2"><text:bookmark-start text:name="php-fpm-optimization-if-applicable"/>PHP-FPM Optimization (if applicable)<text:bookmark-end text:name="php-fpm-optimization-if-applicable"/></text:h>
      <text:p text:style-name="First_20_paragraph">This is particularly relevant if your server is hosting PHP-based applications like WordPress, Drupal, or Laravel.</text:p>
      <text:p text:style-name="Text_20_body">Think of PHP-FPM (FastCGI Process Manager) as a dedicated workforce that handles all the PHP processing for your web server. When your web server (Nginx or Apache) receives a request for a PHP file, it doesn't execute the PHP code itself. Instead, it hands off the request to PHP-FPM, which then processes the code and sends the result back to the web server to be delivered to the user.</text:p>
      <text:p text:style-name="Text_20_body">Just like having the right number of chefs in a busy restaurant kitchen, having the right configuration for PHP-FPM is crucial for performance. Too few workers, and requests will have to wait; too many, and you might consume excessive server resources.</text:p>
      <text:p text:style-name="Text_20_body">Here are some key configuration parameters you'll find in your PHP-FPM configuration file (usually named something like <text:span text:style-name="Source_5f_Text">php-fpm.conf</text:span>, <text:span text:style-name="Source_5f_Text">www.conf</text:span>, or within a pool configuration directory):</text:p>
      <text:list xml:id="list1196597416" text:style-name="L23">
        <text:list-item>
          <text:p text:style-name="P25"><text:span text:style-name="Source_5f_Text">pm</text:span> <text:span text:style-name="T1">(Process Manager)</text:span>: This directive controls how PHP-FPM manages its worker processes. The common options are:</text:p>
          <text:list text:style-name="L24">
            <text:list-item>
              <text:p text:style-name="P26"><text:span text:style-name="Source_5f_Text">static</text:span>: A fixed number of child processes are created at startup. This can be simpler to manage but might waste resources if the server isn't always busy.</text:p>
            </text:list-item>
            <text:list-item>
              <text:p text:style-name="P26"><text:span text:style-name="Source_5f_Text">dynamic</text:span>: A dynamic number of child processes are created based on demand. This is generally more resource-efficient.</text:p>
            </text:list-item>
            <text:list-item>
              <text:p text:style-name="P26"><text:span text:style-name="Source_5f_Text">ondemand</text:span>: Processes are created only when requests arrive. This can save even more resources but might introduce a slight delay when a new process needs to be started.</text:p>
            </text:list-item>
          </text:list>
        </text:list-item>
        <text:list-item>
          <text:p text:style-name="P25"><text:span text:style-name="Source_5f_Text">pm.max_children</text:span>: This sets the maximum number of child processes that can be created. This is a crucial setting to prevent PHP-FPM from consuming all your server's RAM.</text:p>
        </text:list-item>
        <text:list-item>
          <text:p text:style-name="P25"><text:span text:style-name="Source_5f_Text">pm.start_servers</text:span> (only with <text:span text:style-name="Source_5f_Text">dynamic</text:span>): This sets the number of child processes to start when PHP-FPM starts.</text:p>
        </text:list-item>
        <text:list-item>
          <text:p text:style-name="P25"><text:soft-page-break/><text:span text:style-name="Source_5f_Text">pm.min_spare_servers</text:span> (only with <text:span text:style-name="Source_5f_Text">dynamic</text:span>): This sets the minimum number of idle child processes to keep running. If the number of idle processes falls below this, new ones will be started.</text:p>
          <text:p text:style-name="P25">pm.max_spare_servers (only with dynamic): This sets the maximum number of idle child processes to keep running. If the number of idle processes exceeds this, some will be killed off.</text:p>
        </text:list-item>
      </text:list>
      <text:p text:style-name="First_20_paragraph">Choosing the right values for these parameters depends heavily on your server's RAM, the number of PHP requests your site receives, and how resource-intensive your PHP scripts are.</text:p>
      <text:p text:style-name="Text_20_body">For example, if you choose <text:span text:style-name="Source_5f_Text">pm = dynamic</text:span>, you'll want to carefully tune <text:span text:style-name="Source_5f_Text">pm.max_children</text:span>, <text:span text:style-name="Source_5f_Text">pm.start_servers</text:span>, <text:span text:style-name="Source_5f_Text">pm.min_spare_servers</text:span>, and <text:span text:style-name="Source_5f_Text">pm.max_spare_servers</text:span> to ensure you have enough processes to handle peak loads without exhausting your memory.</text:p>
      <text:h text:style-name="Heading_20_3" text:outline-level="3"><text:bookmark-start text:name="calculating-appropriate-values"/>Calculating Appropriate Values<text:bookmark-end text:name="calculating-appropriate-values"/></text:h>
      <text:p text:style-name="First_20_paragraph">Let's dive deeper into calculating appropriate values for those crucial PHP-FPM parameters, especially when using <text:span text:style-name="Source_5f_Text">pm = dynamic</text:span>. This is where understanding your server's resources and your application's demands comes into play.</text:p>
      <text:p text:style-name="Text_20_body">Think of your server's RAM as the primary constraint here. Each PHP-FPM worker process will consume a certain amount of RAM. The exact amount depends on your PHP configuration, the extensions you have loaded, and the complexity of your PHP applications.</text:p>
      <text:p text:style-name="Text_20_body">Here's a general approach to help you estimate and then fine-tune these values:</text:p>
      <text:list xml:id="list1477512988" text:style-name="L25">
        <text:list-item>
          <text:p text:style-name="P27"><text:span text:style-name="T1">Estimate the RAM usage per PHP-FPM process</text:span>: This is the trickiest part as it varies. A rough estimate can be anywhere from 20MB to 200MB or more per process. You'll need to get a sense of this by monitoring your server when it's under load. Tools like <text:span text:style-name="Source_5f_Text">top</text:span> or <text:span text:style-name="Source_5f_Text">htop</text:span> can show you the memory usage of your <text:span text:style-name="Source_5f_Text">php-fpm</text:span> processes. Look at the <text:span text:style-name="Source_5f_Text">RES</text:span> (Resident Memory) column. Take an average over some time.</text:p>
        </text:list-item>
        <text:list-item>
          <text:p text:style-name="P27"><text:span text:style-name="T1">Determine your total available RAM for PHP-FPM</text:span>: You shouldn't allocate all your server's RAM to PHP-FPM. You need to leave enough for the operating system, your web server, database (if running on the same server), and other processes. A common practice is to allocate around 50-75% of your total RAM to PHP-FPM.</text:p>
        </text:list-item>
        <text:list-item>
          <text:p text:style-name="P27"><text:span text:style-name="T1">Calculate</text:span> <text:span text:style-name="Source_5f_Text">pm.max_children</text:span>: Once you have an estimate of RAM per process and the total RAM you want to allocate to PHP-FPM, you can calculate the maximum number of processes:</text:p>
          <text:p text:style-name="P3">pm.max_children = (Total RAM for PHP-FPM in MB) / (Average RAM per PHP-FPM process in MB)</text:p>
          <text:p text:style-name="P27">For example, if you have 4GB (4096MB) of RAM, you allocate 60% (around 2457MB) to PHP-FPM, and each process averages 60MB, then:</text:p>
          <text:p text:style-name="P3">pm.max_children = 2457 / 60 ≈ 40</text:p>
        </text:list-item>
        <text:list-item>
          <text:p text:style-name="P27"><text:soft-page-break/><text:span text:style-name="T1">Set</text:span> <text:span text:style-name="Source_5f_Text">pm.start_servers</text:span>: This is the number of processes that will start when PHP-FPM begins. A reasonable starting point is often around half of your calculated <text:span text:style-name="Source_5f_Text">pm.max_children</text:span>, but it depends on how quickly your server needs to respond after a restart.</text:p>
        </text:list-item>
        <text:list-item>
          <text:p text:style-name="P27"><text:span text:style-name="T1">Set</text:span> <text:span text:style-name="Source_5f_Text">pm.min_spare_servers</text:span>: This is the minimum number of idle processes. If the number of idle processes drops below this, new ones will be spawned. This should be a bit lower than <text:span text:style-name="Source_5f_Text">pm.start_servers</text:span> to allow for some fluctuation in demand. A common range is around 1/4 to 1/2 of <text:span text:style-name="Source_5f_Text">pm.max_children</text:span>.</text:p>
        </text:list-item>
        <text:list-item>
          <text:p text:style-name="P27"><text:span text:style-name="T1">Set</text:span> <text:span text:style-name="Source_5f_Text">pm.max_spare_servers</text:span>: This is the maximum number of idle processes. If the number of idle processes exceeds this, some will be killed off to conserve resources. This should be slightly higher than <text:span text:style-name="Source_5f_Text">pm.start_servers</text:span>.</text:p>
        </text:list-item>
      </text:list>
      <text:p text:style-name="First_20_paragraph"><text:span text:style-name="T1">Important Considerations and Tuning</text:span>:</text:p>
      <text:list xml:id="list327047406" text:style-name="L26">
        <text:list-item>
          <text:p text:style-name="P28"><text:span text:style-name="T1">Start conservatively</text:span>: It's always better to start with lower values and gradually increase them while monitoring your server's performance.</text:p>
        </text:list-item>
        <text:list-item>
          <text:p text:style-name="P28"><text:span text:style-name="T1">Monitor your server</text:span>: Use tools like <text:span text:style-name="Source_5f_Text">top</text:span>, <text:span text:style-name="Source_5f_Text">htop</text:span>, and PHP-FPM's status page (if enabled) to observe CPU and memory usage, as well as the number of active and idle PHP-FPM processes.</text:p>
        </text:list-item>
        <text:list-item>
          <text:p text:style-name="P28"><text:span text:style-name="T1">Look for signs of overload</text:span>: If you see your server constantly swapping (high swpd in top or htop), or if your PHP-FPM status page shows a lot of requests queuing up, you might need to increase pm.max_children (if you have enough RAM) or optimize your PHP code.</text:p>
        </text:list-item>
        <text:list-item>
          <text:p text:style-name="P28"><text:span text:style-name="T1">Consider your traffic patterns</text:span>: If your website has predictable peaks in traffic, you might need to adjust these settings to handle those peaks effectively.</text:p>
        </text:list-item>
      </text:list>
      <text:p text:style-name="P2">In summary, there's no magic formula. It's a process of estimation, initial configuration, and continuous monitoring and tuning based on your specific server and application needs.</text:p>
      <text:h text:style-name="Heading_20_3" text:outline-level="3"><text:bookmark-start text:name="monitoring-php-fpm"/>Monitoring PHP-FPM<text:bookmark-end text:name="monitoring-php-fpm"/></text:h>
      <text:p text:style-name="First_20_paragraph">Monitoring PHP-FPM is like checking the pulse and temperature of your PHP processing engine. It gives you vital insights into how it's performing and helps you fine-tune those configuration parameters we just discussed.</text:p>
      <text:p text:style-name="Text_20_body">The primary way to monitor PHP-FPM is by enabling its status page. This page provides real-time information about the PHP-FPM processes and their activity. Here's how you typically enable and access it:</text:p>
      <text:list xml:id="list3758940244" text:style-name="L27">
        <text:list-item>
          <text:p text:style-name="P29"><text:span text:style-name="T1">Configure the PHP-FPM Pool</text:span>: You'll need to edit your PHP-FPM pool configuration file (e.g., <text:span text:style-name="Source_5f_Text">www.conf</text:span>). Look for a section like <text:span text:style-name="Source_5f_Text">[www]</text:span> (the default pool name). Within this section, you'll need to add or uncomment the following directives:</text:p>
          <text:p text:style-name="P4">pm.status_path = /status</text:p>
          <text:p text:style-name="P29"><text:soft-page-break/>You can choose a different path if you prefer (e.g., <text:span text:style-name="Source_5f_Text">/phpfpm-status</text:span>). This path will be used to access the status page via your web server.</text:p>
        </text:list-item>
        <text:list-item>
          <text:p text:style-name="P29"><text:span text:style-name="T1">Configure your Web Server (Nginx or Apache) to Access the Status Page</text:span>: You need to create a location block (in Nginx) or a <text:span text:style-name="Source_5f_Text">&lt;Location&gt;</text:span> block (in Apache) to allow access to this status page. <text:span text:style-name="T1">Be very careful with the access restrictions here, as this page reveals sensitive information about your server's PHP processing</text:span>. You should typically restrict access to only your IP address or a very limited set of trusted IPs.</text:p>
          <text:p text:style-name="P30">Monitoring PHP-FPM: Nginx Configuration:</text:p>
          <text:p text:style-name="P4">location /status {</text:p>
          <text:p text:style-name="P4"><text:s text:c="4"/>fastcgi_pass unix:/run/php/php&lt;your_php_version&gt;-fpm.sock; # Adjust the socket path if needed</text:p>
          <text:p text:style-name="P4"><text:s text:c="4"/>fastcgi_param SCRIPT_FILENAME $document_root$fastcgi_script_name;</text:p>
          <text:p text:style-name="P4"><text:s text:c="4"/>fastcgi_param QUERY_STRING $query_string;</text:p>
          <text:p text:style-name="P4"><text:s text:c="4"/>fastcgi_param REQUEST_METHOD $request_method;</text:p>
          <text:p text:style-name="P4"><text:s text:c="4"/>fastcgi_param SERVER_SOFTWARE nginx/$nginx_version;</text:p>
          <text:p text:style-name="P4"><text:s text:c="4"/>fastcgi_param REMOTE_ADDR $remote_addr;</text:p>
          <text:p text:style-name="P4"><text:s text:c="4"/>fastcgi_param REMOTE_PORT $remote_port;</text:p>
          <text:p text:style-name="P4"><text:s text:c="4"/>fastcgi_param SERVER_ADDR $server_addr;</text:p>
          <text:p text:style-name="P4"><text:s text:c="4"/>fastcgi_param SERVER_PORT $server_port;</text:p>
          <text:p text:style-name="P4"><text:s text:c="4"/>fastcgi_param SERVER_NAME $server_name;</text:p>
          <text:p text:style-name="P4"><text:s text:c="3"/>fastcgi_param REDIRECT_STATUS 200;</text:p>
          <text:p text:style-name="P4"/>
          <text:p text:style-name="P4"><text:s text:c="4"/># Restrict access to your IP or trusted IPs</text:p>
          <text:p text:style-name="P4"><text:s text:c="4"/>allow 127.0.0.1;</text:p>
          <text:p text:style-name="P4"><text:s text:c="4"/>deny all;</text:p>
          <text:p text:style-name="P4">}</text:p>
          <text:p text:style-name="P30">Monitoring PHP-FPM: Apache Configuration:</text:p>
          <text:p text:style-name="P29">First, ensure you have <text:span text:style-name="Source_5f_Text">mod_proxy_fcgi</text:span> enabled. Then, in your virtual host configuration:</text:p>
          <text:p text:style-name="P4"><text:span text:style-name="FunctionTok">&lt;Location</text:span><text:span text:style-name="AttributeTok"> /status</text:span><text:span text:style-name="FunctionTok">&gt;</text:span> </text:p>
          <text:p text:style-name="P4"><text:span text:style-name="NormalTok"><text:s text:c="8"/>ProxyPass</text:span><text:span text:style-name="StringTok"> unix:/run/php/php&lt;your_php_version&gt;-fpm.sock|fcgi://localhost</text:span> </text:p>
          <text:p text:style-name="P4"><text:span text:style-name="NormalTok"><text:s text:c="4"/></text:span><text:span text:style-name="FunctionTok">&lt;RequireAny&gt;</text:span> </text:p>
          <text:p text:style-name="P4"><text:span text:style-name="NormalTok"><text:s text:c="8"/>Require</text:span><text:span text:style-name="StringTok"> ip 127.0.0.1</text:span> </text:p>
          <text:p text:style-name="P4"><text:span text:style-name="NormalTok"><text:s text:c="8"/></text:span><text:span text:style-name="CommentTok"># Require ip your.trusted.ip.address</text:span> </text:p>
          <text:p text:style-name="P4"><text:span text:style-name="NormalTok"><text:s text:c="4"/></text:span><text:span text:style-name="FunctionTok">&lt;/RequireAny&gt;</text:span> </text:p>
          <text:p text:style-name="P4"><text:span text:style-name="FunctionTok">&lt;/Location&gt;</text:span> </text:p>
          <text:p text:style-name="P29"><text:span text:style-name="T1">Remember to replace</text:span> <text:span text:style-name="Source_5f_Text">&lt;your_php_version&gt;</text:span> <text:span text:style-name="T1">with your actual PHP version (e.g., 7.4, 8.1) and adjust the socket path if necessary</text:span>.</text:p>
        </text:list-item>
        <text:list-item>
          <text:p text:style-name="P29"><text:span text:style-name="T1">Reload PHP-FPM and your Web Server</text:span>: After making these changes, you'll need to reload PHP-FPM (e.g., <text:span text:style-name="Source_5f_Text">sudo systemctl reload php&lt;your_php_version&gt;-fpm</text:span>) and your web server (e.g., <text:span text:style-name="Source_5f_Text">sudo systemctl reload nginx</text:span> or <text:span text:style-name="Source_5f_Text">sudo systemctl reload apache2</text:span>).</text:p>
        </text:list-item>
        <text:list-item>
          <text:p text:style-name="P29"><text:span text:style-name="T1">Access the Status Page</text:span>: You can now access the status page by visiting <text:soft-page-break/><text:span text:style-name="Source_5f_Text">your_server_ip_or_domain/status</text:span> (or the path you configured).</text:p>
        </text:list-item>
      </text:list>
      <text:p text:style-name="First_20_paragraph"><text:span text:style-name="T1">Interpreting the Status Page</text:span>:</text:p>
      <text:p text:style-name="Text_20_body">The status page provides valuable information, including:</text:p>
      <text:list xml:id="list626533969" text:style-name="L28">
        <text:list-item>
          <text:p text:style-name="P31"><text:span text:style-name="Source_5f_Text">pool</text:span>: The name of the PHP-FPM pool.</text:p>
        </text:list-item>
        <text:list-item>
          <text:p text:style-name="P31"><text:span text:style-name="Source_5f_Text">process manager</text:span>: The <text:span text:style-name="Source_5f_Text">pm</text:span> setting you configured (e.g., <text:span text:style-name="Source_5f_Text">dynamic</text:span>, <text:span text:style-name="Source_5f_Text">static</text:span>).</text:p>
        </text:list-item>
        <text:list-item>
          <text:p text:style-name="P31"><text:span text:style-name="Source_5f_Text">start time</text:span>: When the pool started.</text:p>
        </text:list-item>
        <text:list-item>
          <text:p text:style-name="P31"><text:span text:style-name="Source_5f_Text">accepted conn</text:span>: The total number of connections accepted by the pool.</text:p>
        </text:list-item>
        <text:list-item>
          <text:p text:style-name="P31"><text:span text:style-name="Source_5f_Text">listen queue</text:span>: The number of connections in the listen queue. If this number is consistently high, it indicates that PHP-FPM is not accepting connections quickly enough, and you might need to increase the number of processes.</text:p>
        </text:list-item>
        <text:list-item>
          <text:p text:style-name="P31"><text:span text:style-name="Source_5f_Text">max listen queue</text:span>: The maximum number of connections in the listen queue since the start.</text:p>
        </text:list-item>
        <text:list-item>
          <text:p text:style-name="P31"><text:span text:style-name="Source_5f_Text">listen queue len</text:span>: The size of the listen queue.</text:p>
        </text:list-item>
        <text:list-item>
          <text:p text:style-name="P31"><text:span text:style-name="Source_5f_Text">idle processes</text:span>: The number of idle PHP-FPM processes. If this is consistently low (especially with <text:span text:style-name="Source_5f_Text">pm = dynamic</text:span>), it means processes are constantly busy, and you might need to increase <text:span text:style-name="Source_5f_Text">pm.min_spare_servers</text:span> and potentially <text:span text:style-name="Source_5f_Text">pm.max_children</text:span>.</text:p>
        </text:list-item>
        <text:list-item>
          <text:p text:style-name="P31"><text:span text:style-name="Source_5f_Text">active processes</text:span>: The number of PHP-FPM processes currently handling requests. This should ideally be below your <text:span text:style-name="Source_5f_Text">pm.max_children</text:span> setting. If it's constantly at or near the maximum, you might need to increase it (if you have enough RAM) or optimize your PHP code.</text:p>
        </text:list-item>
        <text:list-item>
          <text:p text:style-name="P31"><text:span text:style-name="Source_5f_Text">total processes</text:span>: The total number of PHP-FPM processes (idle + active).</text:p>
        </text:list-item>
        <text:list-item>
          <text:p text:style-name="P31"><text:span text:style-name="Source_5f_Text">max active processes</text:span>: The maximum number of active processes since the start.</text:p>
        </text:list-item>
        <text:list-item>
          <text:p text:style-name="P31"><text:span text:style-name="Source_5f_Text">max children reached</text:span>: The number of times the <text:span text:style-name="Source_5f_Text">pm.max_children</text:span> limit has been reached. If this number is frequently increasing, it strongly suggests you need to increase <text:span text:style-name="Source_5f_Text">pm.max_children</text:span> (if your server has enough RAM).</text:p>
        </text:list-item>
        <text:list-item>
          <text:p text:style-name="P31"><text:span text:style-name="Source_5f_Text">slow requests</text:span>: The number of requests that have taken longer than the <text:span text:style-name="Source_5f_Text">request_slowlog_timeout</text:span> setting (if configured). This can help you identify slow-performing PHP scripts.</text:p>
        </text:list-item>
      </text:list>
      <text:p text:style-name="First_20_paragraph">By regularly monitoring this status page, especially during peak traffic times, you can get a clear picture of how your PHP-FPM is performing and make informed decisions about adjusting its configuration for optimal performance.</text:p>
      <text:h text:style-name="Heading_20_2" text:outline-level="2"><text:bookmark-start text:name="database-optimization-if-applicable"/>Database Optimization (if applicable)<text:bookmark-end text:name="database-optimization-if-applicable"/></text:h>
      <text:p text:style-name="First_20_paragraph">If your server is running a database like MySQL or PostgreSQL to support your web applications, then optimizing its performance is crucial.</text:p>
      <text:p text:style-name="Text_20_body">Think of your database as the organized warehouse of your website's data. If the warehouse is disorganized or the retrieval process is inefficient, it doesn't matter how fast your web server is – the overall delivery of information to your users will be slow.</text:p>
      <text:p text:style-name="Text_20_body">Here are some key areas in database optimization that we'll briefly touch upon:</text:p>
      <text:list xml:id="list1925848353" text:style-name="L29">
        <text:list-item>
          <text:p text:style-name="P32"><text:soft-page-break/><text:span text:style-name="T1">Indexing</text:span>: Imagine a library without an index. Finding a specific book would be incredibly time-consuming. Database indexes serve a similar purpose. They are special lookup tables that the database search engine can use to speed up data retrieval. Properly indexing frequently queried columns can dramatically improve query performance.</text:p>
        </text:list-item>
        <text:list-item>
          <text:p text:style-name="P32"><text:span text:style-name="T1">Query Optimization</text:span>: The way your web application asks the database for information (using SQL queries) can significantly impact performance. Well-written and optimized queries execute faster and put less load on the database server. This involves avoiding inefficient constructs, selecting only necessary columns, and using appropriate <text:span text:style-name="Source_5f_Text">JOIN</text:span> operations.</text:p>
        </text:list-item>
        <text:list-item>
          <text:p text:style-name="P32"><text:span text:style-name="T1">Caching</text:span>: Just like web server caching, database caching involves storing frequently accessed data in memory so that it can be retrieved much faster on subsequent requests, without needing to hit the disk. Databases often have their own internal caching mechanisms, and you can also use external caching layers like Redis or Memcached to further improve performance.</text:p>
        </text:list-item>
      </text:list>
      <text:h text:style-name="Heading_20_3" text:outline-level="3"><text:bookmark-start text:name="indexing"/>Indexing<text:bookmark-end text:name="indexing"/></text:h>
      <text:p text:style-name="First_20_paragraph">Let's start with <text:span text:style-name="T1">indexing</text:span>. Consider a table of website users with columns like <text:span text:style-name="Source_5f_Text">user_id</text:span>, <text:span text:style-name="Source_5f_Text">username</text:span>, and <text:span text:style-name="Source_5f_Text">email</text:span>. If your application frequently searches for users by their <text:span text:style-name="Source_5f_Text">email</text:span>, creating an index on the <text:span text:style-name="Source_5f_Text">email</text:span> column will allow the database to find the matching records much faster than scanning the entire table.</text:p>
      <text:h text:style-name="Heading_20_3" text:outline-level="3"><text:bookmark-start text:name="query-optimization"/>Query Optimization<text:bookmark-end text:name="query-optimization"/></text:h>
      <text:p text:style-name="First_20_paragraph">Think of writing SQL queries as giving instructions to your database to fetch or manipulate data. Just like giving clear and concise instructions to a person leads to faster and more accurate results, writing efficient SQL queries makes your database work smarter, not harder.</text:p>
      <text:p text:style-name="Text_20_body">Here are a few key principles of query optimization:</text:p>
      <text:list xml:id="list1476482555" text:style-name="L30">
        <text:list-item>
          <text:p text:style-name="P33"><text:span text:style-name="T1">Selecting only necessary columns</text:span>: Imagine asking a librarian to bring you all the books in the library when you only need one. Similarly, in SQL, avoid using <text:span text:style-name="Source_5f_Text">SELECT *</text:span> (which selects all columns). Instead, explicitly list only the columns you actually need. This reduces the amount of data the database has to read from disk and transfer.</text:p>
        </text:list-item>
        <text:list-item>
          <text:p text:style-name="P33"><text:span text:style-name="T1">Using</text:span> <text:span text:style-name="Source_5f_Text">WHERE</text:span> <text:span text:style-name="T1">clauses effectively</text:span>: The <text:span text:style-name="Source_5f_Text">WHERE</text:span> clause filters the data to retrieve only the rows that meet your criteria. Make sure to use it to narrow down your results as much as possible. Also, ensure that the columns used in your <text:span text:style-name="Source_5f_Text">WHERE</text:span> clause are indexed, as we discussed earlier.</text:p>
        </text:list-item>
        <text:list-item>
          <text:p text:style-name="P33"><text:span text:style-name="T1">Optimizing</text:span> <text:span text:style-name="Source_5f_Text">JOIN</text:span> <text:span text:style-name="T1">operations</text:span>: When you need to combine data from multiple tables, you use <text:span text:style-name="Source_5f_Text">JOIN</text:span> clauses. Different types of joins (<text:span text:style-name="Source_5f_Text">INNER JOIN</text:span>, <text:span text:style-name="Source_5f_Text">LEFT JOIN</text:span>, <text:span text:style-name="Source_5f_Text">RIGHT JOIN</text:span>) have different performance implications depending on your data and the desired result. Understanding these differences and choosing the appropriate type is crucial. For <text:soft-page-break/>example, if you only need records that exist in both tables, <text:span text:style-name="Source_5f_Text">INNER JOIN</text:span> is usually more efficient than <text:span text:style-name="Source_5f_Text">LEFT JOIN</text:span> if the joining columns are properly indexed.</text:p>
        </text:list-item>
        <text:list-item>
          <text:p text:style-name="P33"><text:span text:style-name="T1">Avoiding functions in</text:span> <text:span text:style-name="Source_5f_Text">WHERE</text:span> <text:span text:style-name="T1">clauses on indexed columns</text:span>: If you apply a function (like <text:span text:style-name="Source_5f_Text">UPPER()</text:span>, <text:span text:style-name="Source_5f_Text">LOWER()</text:span>, <text:span text:style-name="Source_5f_Text">DATE()</text:span>) to an indexed column in your <text:span text:style-name="Source_5f_Text">WHERE</text:span> clause, the database might not be able to use the index effectively. It might have to process every row and then apply the function. If possible, try to avoid this or consider creating function-based indexes (if your database supports them).</text:p>
        </text:list-item>
        <text:list-item>
          <text:p text:style-name="P33"><text:span text:style-name="T1">Using</text:span> <text:span text:style-name="Source_5f_Text">LIMIT</text:span> <text:span text:style-name="T1">wisely</text:span>: If you only need a certain number of rows (e.g., for pagination), use the <text:span text:style-name="Source_5f_Text">LIMIT</text:span> clause to restrict the result set. This tells the database to stop processing once it has found the required number of rows, saving resources.</text:p>
        </text:list-item>
        <text:list-item>
          <text:p text:style-name="P33"><text:span text:style-name="T1">Analyzing query execution plans</text:span>: Most databases provide a way to see the "execution plan" of a query. This plan shows the steps the database will take to execute your query, including which indexes it will use (or not use). Tools like <text:span text:style-name="T1">EXPLAIN</text:span> in MySQL and <text:span text:style-name="T1">EXPLAIN ANALYZE</text:span> in PostgreSQL can provide this information, allowing you to identify potential bottlenecks in your queries and adjust them accordingly.</text:p>
        </text:list-item>
      </text:list>
      <text:h text:style-name="Heading_20_3" text:outline-level="3"><text:bookmark-start text:name="database-caching"/>Database Caching<text:bookmark-end text:name="database-caching"/></text:h>
      <text:p text:style-name="First_20_paragraph">We briefly touched on this earlier, but let's elaborate on how database caching works to improve performance. Think of it as having a fast-access shelf in our data warehouse for frequently requested items.</text:p>
      <text:p text:style-name="Text_20_body">Databases employ various caching mechanisms:</text:p>
      <text:list xml:id="list3384748509" text:style-name="L31">
        <text:list-item>
          <text:p text:style-name="P34"><text:span text:style-name="T1">Buffer Cache</text:span>: The database server uses a portion of the system's RAM to cache frequently accessed data blocks from disk. When a query needs data, the database first checks the buffer cache. If the data is there (a "cache hit"), it can be retrieved much faster than reading from disk (a "cache miss"). The database automatically manages this cache based on usage patterns. You can often configure the size of the buffer cache.</text:p>
        </text:list-item>
        <text:list-item>
          <text:p text:style-name="P34"><text:span text:style-name="T1">Query Cache (MySQL, though largely deprecated in newer versions)</text:span>: Some databases (like older versions of MySQL) have a query cache that stores the results of entire SELECT queries along with the query itself. If the exact same query is executed again, the database can return the cached result without even executing the query again. However, this cache can become a bottleneck under heavy write loads as it needs to be invalidated whenever the underlying tables are modified.</text:p>
        </text:list-item>
        <text:list-item>
          <text:p text:style-name="P34"><text:span text:style-name="T1">Result Set Caching</text:span>: Similar to the query cache, but might store the results of more granular parts of queries.</text:p>
        </text:list-item>
        <text:list-item>
          <text:p text:style-name="P34"><text:span text:style-name="T1">External Caching Layers (e.g., Redis, Memcached)</text:span>: These are separate in-memory data stores that can be used to cache frequently accessed data from your database at the application level. Your web application would first check the cache for the data. If it's not there, it retrieves it from the database and then stores it in the cache for subsequent <text:soft-page-break/>requests. This can significantly reduce the load on your database, especially for read-heavy applications.</text:p>
        </text:list-item>
      </text:list>
      <text:h text:style-name="Heading_20_3" text:outline-level="3"><text:bookmark-start text:name="command-line-tools-to-view-database-performance"/>Command-Line Tools to View Database Performance<text:bookmark-end text:name="command-line-tools-to-view-database-performance"/></text:h>
      <text:p text:style-name="First_20_paragraph">Let's look at some basic command-line tools you can use on your server to get a glimpse into your database's performance.</text:p>
      <text:p text:style-name="Text_20_body">If you're using <text:span text:style-name="T1">MySQL</text:span>, a handy tool is <text:span text:style-name="Source_5f_Text">mysqladmin</text:span>. You can use it to check the list of currently running threads (processes) in your MySQL server. This can help you identify slow or long-running queries that might be impacting performance.</text:p>
      <text:p text:style-name="Text_20_body">Open your terminal and run:</text:p>
      <text:p text:style-name="Preformatted_20_Text"><text:span text:style-name="ExtensionTok">mysqladmin</text:span><text:span text:style-name="NormalTok"> </text:span><text:span text:style-name="AttributeTok">-u</text:span><text:span text:style-name="NormalTok"> root </text:span><text:span text:style-name="AttributeTok">-p</text:span><text:span text:style-name="NormalTok"> processlist</text:span> </text:p>
      <text:p text:style-name="First_20_paragraph">You'll be prompted for the root password of your MySQL server. The output will show a table with information about each running thread, including its ID, user, host, database, command, time, and the actual query being executed (if any).</text:p>
      <text:p text:style-name="Text_20_body">Key things to look for in the output:</text:p>
      <text:list xml:id="list257607592" text:style-name="L32">
        <text:list-item>
          <text:p text:style-name="P35"><text:span text:style-name="Source_5f_Text">Time</text:span> <text:span text:style-name="T1">column</text:span>: This shows how long a query has been running. Queries with very high values might be problematic.</text:p>
        </text:list-item>
        <text:list-item>
          <text:p text:style-name="P35"><text:span text:style-name="Source_5f_Text">Command</text:span> <text:span text:style-name="T1">column</text:span>: This indicates the current state of the thread (e.g., <text:span text:style-name="Source_5f_Text">Sleep</text:span>, <text:span text:style-name="Source_5f_Text">Query</text:span>). A lot of threads in the <text:span text:style-name="Source_5f_Text">Query</text:span> state for extended periods could indicate performance issues.</text:p>
        </text:list-item>
        <text:list-item>
          <text:p text:style-name="P35"><text:span text:style-name="T1">The actual query in the</text:span> <text:span text:style-name="Source_5f_Text">Info</text:span> <text:span text:style-name="T1">column</text:span>: This can help you identify specific queries that are taking a long time to execute.</text:p>
        </text:list-item>
      </text:list>
      <text:p text:style-name="First_20_paragraph">Another useful command for MySQL is to check the server's status variables:</text:p>
      <text:p text:style-name="Preformatted_20_Text"><text:span text:style-name="ExtensionTok">mysqladmin</text:span><text:span text:style-name="NormalTok"> </text:span><text:span text:style-name="AttributeTok">-u</text:span><text:span text:style-name="NormalTok"> root </text:span><text:span text:style-name="AttributeTok">-p</text:span><text:span text:style-name="NormalTok"> status</text:span> </text:p>
      <text:p text:style-name="First_20_paragraph">This provides a summary of the server's activity, including the number of queries, slow queries, open tables, and more. Look for a high number of slow queries, as this indicates that your queries might not be optimized or that you might be missing indexes.</text:p>
      <text:p text:style-name="Text_20_body">If you're using <text:span text:style-name="T1">PostgreSQL</text:span>, a similar tool is <text:span text:style-name="Source_5f_Text">psql</text:span>, the PostgreSQL interactive terminal. Once you're connected to your database (e.g., using <text:span text:style-name="Source_5f_Text">sudo -u postgres psql</text:span>), you can run queries to inspect the server's activity.</text:p>
      <text:p text:style-name="Text_20_body">One useful query is to see the currently active queries:</text:p>
      <text:p text:style-name="Preformatted_20_Text"><text:span text:style-name="KeywordTok">SELECT</text:span><text:span text:style-name="NormalTok"> pid, usename, </text:span><text:span text:style-name="KeywordTok">query</text:span><text:span text:style-name="NormalTok">, state, backend_start, query_start</text:span> </text:p>
      <text:p text:style-name="Preformatted_20_Text"><text:span text:style-name="KeywordTok">FROM</text:span><text:span text:style-name="NormalTok"> pg_stat_activity</text:span> </text:p>
      <text:p text:style-name="Preformatted_20_Text"><text:span text:style-name="KeywordTok">WHERE</text:span><text:span text:style-name="NormalTok"> state </text:span><text:span text:style-name="OperatorTok">&lt;&gt;</text:span><text:span text:style-name="NormalTok"> </text:span><text:span text:style-name="StringTok">'idle'</text:span><text:span text:style-name="NormalTok">;</text:span> </text:p>
      <text:p text:style-name="First_20_paragraph">This query shows the process ID (<text:span text:style-name="Source_5f_Text">pid</text:span>), the user running the query (<text:span text:style-name="Source_5f_Text">usename</text:span>), the actual query being executed, the current <text:span text:style-name="Source_5f_Text">state</text:span> of the backend, the <text:span text:style-name="Source_5f_Text">backend_start</text:span> time, and the <text:span text:style-name="Source_5f_Text">query_start</text:span> time. Similar to MySQL's processlist, look for long-running queries.</text:p>
      <text:p text:style-name="Text_20_body">Another helpful view in PostgreSQL is <text:span text:style-name="Source_5f_Text">pg_stat_statements</text:span> (you might need to enable the <text:span text:style-name="Source_5f_Text">pg_stat_statements</text:span> extension in your <text:span text:style-name="Source_5f_Text">postgresql.conf</text:span> file and then create the extension in <text:soft-page-break/>your database). This view provides statistics about the execution of all SQL statements:</text:p>
      <text:p text:style-name="Preformatted_20_Text"><text:span text:style-name="KeywordTok">SELECT</text:span><text:span text:style-name="NormalTok"> </text:span><text:span text:style-name="KeywordTok">query</text:span><text:span text:style-name="NormalTok">, calls, total_time, mean_time</text:span> </text:p>
      <text:p text:style-name="Preformatted_20_Text"><text:span text:style-name="KeywordTok">FROM</text:span><text:span text:style-name="NormalTok"> pg_stat_statements</text:span> </text:p>
      <text:p text:style-name="Preformatted_20_Text"><text:span text:style-name="KeywordTok">ORDER</text:span><text:span text:style-name="NormalTok"> </text:span><text:span text:style-name="KeywordTok">BY</text:span><text:span text:style-name="NormalTok"> total_time </text:span><text:span text:style-name="KeywordTok">DESC</text:span> </text:p>
      <text:p text:style-name="Preformatted_20_Text"><text:span text:style-name="KeywordTok">LIMIT</text:span><text:span text:style-name="NormalTok"> </text:span><text:span text:style-name="DecValTok">10</text:span><text:span text:style-name="NormalTok">;</text:span> </text:p>
      <text:p text:style-name="First_20_paragraph">This shows the top 10 queries by total execution time, helping you identify the most resource-intensive queries.</text:p>
      <text:p text:style-name="Text_20_body">These command-line tools provide a basic way to peek into your database's activity and identify potential bottlenecks. More advanced monitoring tools and techniques exist, but these are good starting points for a system administrator working with command-line access.</text:p>
      <text:h text:style-name="Heading_20_2" text:outline-level="2"><text:bookmark-start text:name="static-content-optimization"/>Static Content Optimization<text:bookmark-end text:name="static-content-optimization"/></text:h>
      <text:p text:style-name="First_20_paragraph">Think of the static parts of your website – like images, CSS stylesheets, and JavaScript files – as the unchanging decorations and blueprints of your online space. Serving these efficiently can significantly impact your website's loading speed and reduce the load on your dynamic content processing.</text:p>
      <text:p text:style-name="Text_20_body">Here are a couple of key techniques for optimizing how you serve static content:</text:p>
      <text:list xml:id="list2879398844" text:style-name="L33">
        <text:list-item>
          <text:p text:style-name="P36"><text:span text:style-name="T1">Content Delivery Networks (CDNs)</text:span>: Imagine having multiple copies of your website's decorations and blueprints stored in various locations around the world. When a visitor tries to access your site, the version closest to them is delivered. This is essentially how a CDN works. It's a network of geographically distributed servers that store copies of your static files. When a user requests your website, the CDN server closest to their location delivers these static assets, resulting in faster loading times due to reduced latency. Popular CDN providers include Cloudflare, Akamai, and AWS CloudFront. Integrating a CDN often involves changing the URLs of your static assets to point to the CDN's servers.</text:p>
        </text:list-item>
        <text:list-item>
          <text:p text:style-name="P36"><text:span text:style-name="T1">Efficient File Serving from Your Own Server</text:span>: Even if you're not using a CDN, you can optimize how your own Ubuntu Server serves static files. Ensure your web server (Nginx or Apache) is configured to handle static file requests efficiently. We've already touched on some aspects of this, like browser caching and compression, which are crucial for static content. Additionally, ensure that your server has sufficient resources (CPU, RAM, Disk I/O) to handle requests for static files, especially during peak traffic.</text:p>
        </text:list-item>
      </text:list>
      <text:h text:style-name="Heading_20_3" text:outline-level="3"><text:bookmark-start text:name="image-optimization-techniques"/>Image Optimization Techniques<text:bookmark-end text:name="image-optimization-techniques"/></text:h>
      <text:p text:style-name="First_20_paragraph">Images often make up a significant portion of a website's file size. Optimizing them – reducing their file size without noticeably sacrificing quality – can lead to faster page loads and a better user experience. Think of it as packing your website's decorations efficiently so they take up less space and can be transported and displayed quickly.</text:p>
      <text:p text:style-name="Text_20_body">Here are a few common techniques for image optimization:</text:p>
      <text:list xml:id="list1843834053" text:style-name="L34">
        <text:list-item>
          <text:p text:style-name="P37"><text:soft-page-break/><text:span text:style-name="T1">Choosing the right file format</text:span>: Different image formats are suited for different purposes:</text:p>
          <text:list text:style-name="L35">
            <text:list-item>
              <text:p text:style-name="P38"><text:span text:style-name="T1">JPEG (.jpg or .jpeg)</text:span>: Best for photographs and complex color images where some lossy compression is acceptable. You can control the compression level to balance file size and quality.</text:p>
            </text:list-item>
            <text:list-item>
              <text:p text:style-name="P38"><text:span text:style-name="T1">PNG (.png)</text:span>: Ideal for images with sharp lines, text, and logos. It supports lossless compression, meaning no data is lost during compression, but file sizes can be larger than JPEGs for complex images. It also supports transparency.</text:p>
            </text:list-item>
            <text:list-item>
              <text:p text:style-name="P38"><text:span text:style-name="T1">GIF (.gif)</text:span>: Suitable for simple animations and images with limited colors. It uses lossless compression but has a limited color palette (256 colors).</text:p>
            </text:list-item>
            <text:list-item>
              <text:p text:style-name="P38"><text:span text:style-name="T1">WebP (.webp)</text:span>: A modern image format developed by Google that offers superior lossless and lossy compression compared to JPEG and PNG, as well as support for animation and transparency. Most modern browsers support WebP.</text:p>
            </text:list-item>
          </text:list>
        </text:list-item>
        <text:list-item>
          <text:p text:style-name="P37"><text:span text:style-name="T1">Lossy vs. Lossless Compression</text:span>:</text:p>
          <text:list text:style-name="L36">
            <text:list-item>
              <text:p text:style-name="P39"><text:span text:style-name="T1">Lossy compression</text:span> permanently removes some data from the image to reduce file size. This can result in a loss of quality, but often it's not noticeable, especially at moderate compression levels. JPEG uses lossy compression.</text:p>
            </text:list-item>
            <text:list-item>
              <text:p text:style-name="P39"><text:span text:style-name="T1">Lossless compression</text:span> reduces file size without losing any data. The original image can be perfectly reconstructed from the compressed file. PNG and GIF use lossless compression. WebP supports both.</text:p>
            </text:list-item>
          </text:list>
        </text:list-item>
        <text:list-item>
          <text:p text:style-name="P37"><text:span text:style-name="T1">Resizing images</text:span>: Serve images at the actual size they are displayed on your website. Don't upload a 2000px wide image and then display it at 500px using HTML or CSS. Resize the image to the appropriate dimensions before uploading.</text:p>
        </text:list-item>
        <text:list-item>
          <text:p text:style-name="P37"><text:span text:style-name="T1">Using optimization tools</text:span>: Various command-line and graphical tools can help you optimize images:</text:p>
          <text:list text:style-name="L37">
            <text:list-item>
              <text:p text:style-name="P40"><text:span text:style-name="Source_5f_Text">optipng</text:span> <text:span text:style-name="T1">(for PNGs)</text:span>: A command-line tool that optimizes PNG files to the smallest possible size without any loss of quality. You can install it using <text:span text:style-name="Source_5f_Text">sudo apt install optipng</text:span>.</text:p>
            </text:list-item>
            <text:list-item>
              <text:p text:style-name="P40"><text:span text:style-name="Source_5f_Text">jpegoptim</text:span> <text:span text:style-name="T1">(for JPEGs)</text:span>: A command-line tool to optimize JPEG files using lossy compression. You can control the level of compression. Install it with <text:span text:style-name="Source_5f_Text">sudo apt install jpegoptim</text:span>.</text:p>
            </text:list-item>
            <text:list-item>
              <text:p text:style-name="P40"><text:span text:style-name="Source_5f_Text">gifsicle</text:span> <text:span text:style-name="T1">(for GIFs)</text:span>: A command-line tool for manipulating and optimizing GIF images and animations. Install it with <text:span text:style-name="Source_5f_Text">sudo apt install gifsicle</text:span>.</text:p>
            </text:list-item>
            <text:list-item>
              <text:p text:style-name="P40"><text:span text:style-name="Source_5f_Text">cwebp</text:span> <text:span text:style-name="T1">and</text:span> <text:span text:style-name="Source_5f_Text">dwebp</text:span> <text:span text:style-name="T1">(for WebP)</text:span>: Command-line tools for converting images to and from the WebP format, part of the <text:span text:style-name="Source_5f_Text">webp</text:span> package (<text:span text:style-name="Source_5f_Text">sudo apt install webp</text:span>).</text:p>
            </text:list-item>
          </text:list>
        </text:list-item>
      </text:list>
      <text:p text:style-name="First_20_paragraph">By implementing these image optimization techniques, you can significantly reduce the overall size of your web pages, leading to faster loading times and a better experience for your us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32:05Z</meta:creation-date>
    <dc:date>2025-06-10T12:11:00.307282686</dc:date>
    <meta:editing-duration>PT23S</meta:editing-duration>
    <meta:editing-cycles>1</meta:editing-cycles>
    <meta:document-statistic meta:table-count="0" meta:image-count="0" meta:object-count="0" meta:page-count="16" meta:paragraph-count="281" meta:word-count="6143" meta:character-count="39374" meta:non-whitespace-character-count="33433"/>
  </office:meta>
</office:document-meta>
</file>